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0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gnetization" table:style-name="ta1">
        <table:shapes>
          <draw:frame draw:z-index="0" draw:style-name="gr1" draw:text-style-name="P1" svg:width="771.14pt" svg:height="254.78pt" svg:x="139.49pt" svg:y="58.51pt">
            <draw:object draw:notify-on-update-of-ranges="magnetization.A1:magnetization.A100 magnetization.B1:magnetization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/>
          <table:table-cell office:value-type="string" calcext:value-type="string">
            <text:p>Wspolczynnik Korelacji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" table:formula="of:=CORREL([.A1:.A100]; [.B1:.B100])" office:value-type="float" office:value="0.119111695539557" calcext:value-type="float">
            <text:p>0.11911169553955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4T10:15:08.237000000</dc:date>
    <meta:editing-duration>PT2M33S</meta:editing-duration>
    <meta:editing-cycles>1</meta:editing-cycles>
    <meta:document-statistic meta:table-count="1" meta:cell-count="202" meta:object-count="1"/>
    <meta:generator>LibreOffice/6.0.2.1$Windows_x86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205cm" svg:height="8.989cm" xlink:href=".." xlink:type="simple" chart:class="chart:scatter" chart:style-name="ch1">
        <chart:legend chart:legend-position="end" svg:x="24.905cm" svg:y="4.192cm" style:legend-expansion="high" chart:style-name="ch2"/>
        <chart:plot-area chart:style-name="ch3" table:cell-range-address="magnetization.A1:magnetization.B100" svg:x="0.544cm" svg:y="0.179cm" svg:width="23.817cm" svg:height="8.631cm">
          <chartooo:coordinate-region svg:x="1.472cm" svg:y="0.381cm" svg:width="22.549cm" svg:height="7.7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gnetization.B1:magnetization.B100" chart:class="chart:scatter">
            <chart:domain table:cell-range-address="magnetization.A1:magnetization.A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">
                <text:p>0.025</text:p>
                <draw:g>
                  <svg:desc>magnetization.A1:magnetization.A100</svg:desc>
                </draw:g>
              </table:table-cell>
              <table:table-cell office:value-type="float" office:value="0.025">
                <text:p>0.025</text:p>
                <draw:g>
                  <svg:desc>magnetization.B1:magnetization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5">
                <text:p>0.0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">
                <text:p>0.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5">
                <text:p>0.0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">
                <text:p>0.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5">
                <text:p>0.0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5">
                <text:p>0.0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">
                <text:p>0.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5">
                <text:p>0.0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">
                <text:p>0.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5">
                <text:p>0.0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">
                <text:p>0.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5">
                <text:p>0.0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